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30000034975490097535B227F.png" manifest:media-type="image/png"/>
  <manifest:file-entry manifest:full-path="Pictures/1002BDA70000522400007420D4248753900F73AB.svg" manifest:media-type="image/svg+xml"/>
  <manifest:file-entry manifest:full-path="Pictures/10000201000002530000034968E3BADCFBD1B74D.png" manifest:media-type="image/png"/>
  <manifest:file-entry manifest:full-path="Pictures/1003A290000052240000742033C562A5E2BD2DE5.svg" manifest:media-type="image/svg+xml"/>
  <manifest:file-entry manifest:full-path="Pictures/100372F70000522400007420A812297A5189ED39.svg" manifest:media-type="image/svg+xml"/>
  <manifest:file-entry manifest:full-path="Pictures/10000201000002530000034923F64FF11E4D06AE.png" manifest:media-type="image/png"/>
  <manifest:file-entry manifest:full-path="Pictures/100340B600005224000074204A74642353585134.svg" manifest:media-type="image/svg+xml"/>
  <manifest:file-entry manifest:full-path="Pictures/1000020100000253000003492F72816D4338A00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002in" svg:y="0in" svg:width="8.2681in" svg:height="11.6902in" draw:z-index="0"><draw:image xlink:href="Pictures/100372F70000522400007420A812297A5189ED39.svg" xlink:type="simple" xlink:show="embed" xlink:actuate="onLoad"/><draw:image xlink:href="Pictures/10000201000002530000034923F64FF11E4D06AE.png" xlink:type="simple" xlink:show="embed" xlink:actuate="onLoad"/></draw:frame></text:p>
      <text:p text:style-name="P1"><draw:frame draw:style-name="fr2" draw:name="Image2" text:anchor-type="paragraph" svg:width="8.2681in" svg:height="11.6902in" draw:z-index="1"><draw:image xlink:href="Pictures/100340B600005224000074204A74642353585134.svg" xlink:type="simple" xlink:show="embed" xlink:actuate="onLoad"/><draw:image xlink:href="Pictures/1000020100000253000003492F72816D4338A00B.png" xlink:type="simple" xlink:show="embed" xlink:actuate="onLoad"/></draw:frame></text:p>
      <text:p text:style-name="P1"><draw:frame draw:style-name="fr2" draw:name="Image3" text:anchor-type="paragraph" svg:width="8.2681in" svg:height="11.6902in" draw:z-index="2"><draw:image xlink:href="Pictures/1003A290000052240000742033C562A5E2BD2DE5.svg" xlink:type="simple" xlink:show="embed" xlink:actuate="onLoad"/><draw:image xlink:href="Pictures/10000201000002530000034968E3BADCFBD1B74D.png" xlink:type="simple" xlink:show="embed" xlink:actuate="onLoad"/></draw:frame></text:p>
      <text:p text:style-name="P1"><draw:frame draw:style-name="fr2" draw:name="Image4" text:anchor-type="paragraph" svg:width="8.2681in" svg:height="11.6902in" draw:z-index="3"><draw:image xlink:href="Pictures/1002BDA70000522400007420D4248753900F73AB.svg" xlink:type="simple" xlink:show="embed" xlink:actuate="onLoad"/><draw:image xlink:href="Pictures/10000201000002530000034975490097535B227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23:56:00.028899384</meta:creation-date>
    <dc:date>2018-11-16T00:02:00.830560663</dc:date>
    <meta:editing-duration>PT6M18S</meta:editing-duration>
    <meta:editing-cycles>1</meta:editing-cycles>
    <meta:document-statistic meta:table-count="0" meta:image-count="4" meta:object-count="0" meta:page-count="4" meta:paragraph-count="0" meta:word-count="0" meta:character-count="0" meta:non-whitespace-character-count="0"/>
    <meta:generator>LibreOffice/5.1.6.2$Linux_X86_64 LibreOffice_project/10m0$Build-2</meta:generator>
  </office:meta>
</office:document-meta>
</file>